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Verdana" fo:font-size="9pt" style:font-size-asian="9pt" style:font-name-complex="Arial1" style:font-size-complex="9pt"/>
    </style:style>
    <style:style style:name="T3" style:family="text">
      <style:text-properties fo:color="#000000" style:font-name="Verdana" fo:font-size="9pt" fo:background-color="#ffff00" style:font-size-asian="9pt" style:font-name-complex="Arial1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ISC385 Cryptography</text:p>
      <text:p text:style-name="P1"><text:span text:style-name="T1">Assignment 6 <text:s text:c="2"/>(Due on 4/22)</text:span></text:p>
      <text:p text:style-name="Standard">Read Chapter 11 and the slides (modified) </text:p>
      <text:p text:style-name="Standard"><text:span text:style-name="T2">Review Questions 11.1 – 11.5 (not a problems)</text:span></text:p>
      <text:list xml:id="list8751365047022347809" text:style-name="L1">
        <text:list-item>
          <text:p text:style-name="P2"><text:span text:style-name="T2">What are the characteristics of a secure hash function?</text:span></text:p>
          <text:p text:style-name="P2"><text:span text:style-name="T2">There is no such thing as a secure hash function.</text:span></text:p>
        </text:list-item>
        <text:list-item>
          <text:p text:style-name="P2"><text:span text:style-name="T2">What is the difference between weak or strong collision resistance?</text:span></text:p>
        </text:list-item>
      </text:list>
      <text:p text:style-name="Standard"><text:span text:style-name="T2"><text:s text:c="12"/>Weak collision resistance: (H(xvy)c(xvy))</text:span></text:p>
      <text:p text:style-name="Standard"><text:span text:style-name="T2"><text:s text:c="12"/>Strong collision resistance: (H(x,y)c(x,y))</text:span></text:p>
      <text:list xml:id="list21497995" text:continue-numbering="true" text:style-name="L1">
        <text:list-item>
          <text:p text:style-name="P2"><text:span text:style-name="T2">What is the role of a compression function in a hash function?</text:span></text:p>
          <text:p text:style-name="P2"><text:span text:style-name="T2">The compression function reduces the size of n.</text:span></text:p>
        </text:list-item>
        <text:list-item>
          <text:p text:style-name="P2"><text:span text:style-name="T2">What is the difference between big endian and little endian format?</text:span></text:p>
          <text:p text:style-name="P2"><text:span text:style-name="T2">Big endian stores the most significant byte in the left most byte position.</text:span></text:p>
          <text:p text:style-name="P2"><text:span text:style-name="T2">Little endian stores the most significant byte in the right most byte position.</text:span></text:p>
        </text:list-item>
        <text:list-item>
          <text:p text:style-name="P2"><text:span text:style-name="T2">What basic arithmetic and logical functions are used in RSA?</text:span></text:p>
          <text:p text:style-name="P2"><text:span text:style-name="T2">These are SHA 512 logic, and the round function.</text:span></text:p>
        </text:list-item>
        <text:list-item>
          <text:p text:style-name="P2"><text:span text:style-name="T2">With what does nist use to evaluate sha3 candidates?</text:span></text:p>
          <text:p text:style-name="P2"><text:span text:style-name="T2">It must be invulnerable and not similar in processes with sha 1 or 2.</text:span></text:p>
        </text:list-item>
        <text:list-item>
          <text:p text:style-name="P2"><text:span text:style-name="T2">Define 'sponge construction'.</text:span></text:p>
          <text:p text:style-name="P2"><text:span text:style-name="T2">The sponge construction is a flexible bitrate version of the SHA crypt hash process.</text:span></text:p>
        </text:list-item>
        <text:list-item>
          <text:p text:style-name="P2"><text:span text:style-name="T2">Briefly describe the internal construction of iteration function f.</text:span></text:p>
          <text:p text:style-name="P2"><text:span text:style-name="T2">For IV=H0, F=M(n)H(n-1), Fmod(2^64)=H(n).</text:span></text:p>
        </text:list-item>
        <text:list-item>
          <text:p text:style-name="P2"><text:span text:style-name="T2">List and describe each of the step functions in iteration f.</text:span></text:p>
          <text:p text:style-name="P2"><text:span text:style-name="T2">M is a block in the original message, F takes each block and combines it with H0,</text:span></text:p>
          <text:p text:style-name="P2"><text:span text:style-name="T2">then forms Hn out of subsequent blocks in the same way. (page 331)</text:span></text:p>
        </text:list-item>
      </text:list>
      <text:p text:style-name="Standard"><text:span text:style-name="T3">Optional (bonus)</text:span></text:p>
      <text:p text:style-name="Standard"><text:span text:style-name="T2">Find a java code that does SHA512 and give screenshots of the hash value of x = “Cryptography is fun”. Generate a set of hash values { x’, H(x’) | where x’ has the same meaning with x} </text:span><text:bookmark text:name="_GoBack"/><text:span text:style-name="T2"><text:s/></text:span></text:p>
      <text:p text:style-name="Standard"><text:span text:style-name="T2">a. 7EFFF2DC68EF9B1BEF46E9C1610FCC31EC98056F73FA43FC48AE9626FAA7F4C052DDDB74609E677F9BF09D866FC1FB026495366152952D1E14A7F9A0BD534DBB</text:span></text:p>
      <text:p text:style-name="Standard"><text:span text:style-name="T2">b. </text:span></text:p>
      <text:p text:style-name="Standard"><text:soft-page-break/><text:span text:style-name="T2"/></text:p>
      <text:p text:style-name="Standard"><text:span text:style-name="T2">15A0F6B4F7D42BFCE55EA0BD4E9CB71B8E473F996EC37527B89ECF9BBBB2AC7A3DC3A884353E4C7D4E11F9388A1629799574101B54D7D04B826532C5F4BEC0DA</text:span></text:p>
      <text:p text:style-name="Standard"><text:span text:style-name="T2">4C75CCA478540C3507F5AFECEFCF51EB20AACD99DEE3E1391F571A5C1B4A663B817209B59870175109B2A8BA69F6BEBA6DD6A1BB19E5D0787E006625721A2F2F</text:span></text:p>
      <text:p text:style-name="Standard"><text:span text:style-name="T2">0C880456BA5B73E1AA4021AC780E25B3691076851863033DE1EC153C20BF54299217922599792877D518C7F5C0E7AE2A7C160091C2D35FDFFCBD8BF829A9D75A</text:span></text:p>
      <text:p text:style-name="Standard"><text:span text:style-name="T2">BB5319C3FED12B6510178728BD8DC2D25E7B1BFCB40CF8F456288DA74DC8C873BC4B173FCBF6937FC2686CCA5CE9BDFE3490AC382F716C983E8E06AC9E89B219</text:span></text:p>
      <text:p text:style-name="Standard"><text:span text:style-name="T2">D9FDEF8B27198D0C957F16FEFF0EE57DD6C23348ECD54149A519273BECF5401786D5D3A1E570A15ABC16677CF80684424A8E063B74D9C28A46D7272263114B35</text:span></text:p>
      <text:list xml:id="list5400488875157212086" text:style-name="L2">
        <text:list-item>
          <text:p text:style-name="P3"><text:span text:style-name="T2">Can you decipher this?</text:span></text:p>
        </text:list-item>
      </text:list>
      <text:p text:style-name="Standard"><text:span text:style-name="T2">1B4F28800F65463743938AAD9ED3906E83D38EF260CE88F5165215D42BA38E07D1C24681A0CDFCF4F9BA14860526BCA61AD66BEC7E5ED70285BE37AA99106C48</text:span></text:p>
      <text:p text:style-name="Standard"><text:span text:style-name="T2"/></text:p>
      <text:p text:style-name="Standard"><text:span text:style-name="T2">Professor, i dont think making vital information unrecognizable in any way makes people safer. This is obviously a cessation of knowledge. I have never and should never encounter ways people use number theory as a source of corruption. It is something that can be severely mishandled and its use should be disbanded in favor of .</text:span></text:p>
      <text:p text:style-name="Standard"><text:span text:style-name="T2"/></text:p>
      <text:p text:style-name="Standard"><text:span text:style-name="T2">For Example:</text:span></text:p>
      <text:p text:style-name="Standard"><text:span text:style-name="T2"/></text:p>
      <text:p text:style-name="Standard"><text:span text:style-name="T2">import java.security.Message++;</text:span></text:p>
      <text:p text:style-name="Standard"><text:span text:style-name="T2"/></text:p>
      <text:p text:style-name="Standard"><text:span text:style-name="T2">public class SHA512 {</text:span></text:p>
      <text:p text:style-name="Standard"><text:span text:style-name="T2"><text:s text:c="6"/>public static void main(String args[]) throws Exception {</text:span></text:p>
      <text:p text:style-name="Standard"><text:span text:style-name="T2"/></text:p>
      <text:p text:style-name="Standard"><text:span text:style-name="T2">Armani Will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1665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en, Zhixiong</meta:initial-creator>
    <dc:creator>A W</dc:creator>
    <meta:editing-cycles>5</meta:editing-cycles>
    <meta:creation-date>2017-04-17T20:58:00</meta:creation-date>
    <dc:date>2017-04-28T01:30:04.14</dc:date>
    <meta:editing-duration>PT59M49S</meta:editing-duration>
    <meta:generator>OpenOffice/4.1.2$Win32 OpenOffice.org_project/412m3$Build-9782</meta:generator>
    <meta:document-statistic meta:table-count="0" meta:image-count="0" meta:object-count="0" meta:page-count="2" meta:paragraph-count="42" meta:word-count="366" meta:character-count="3016"/>
    <meta:user-defined meta:name="AppVersion">15.0000</meta:user-defined>
    <meta:user-defined meta:name="Company">Merc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